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5000001A1DB0DE697F5251B1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0000" draw:textarea-horizontal-align="justify" draw:textarea-vertical-align="middle" draw:auto-grow-height="false" fo:min-height="4.172cm" fo:min-width="4.056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.043cm" fo:min-width="0cm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044cm" fo:min-width="0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svg:stroke-color="#999999" draw:marker-start-width="0.358cm" draw:marker-end-width="0.358cm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cc00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3333ff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ff3333" draw:marker-start-width="0.359cm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1.132cm" fo:min-width="1.744cm"/>
    </style:style>
    <style:style style:name="gr12" style:family="graphic" style:parent-style-name="standard">
      <style:graphic-properties svg:stroke-color="#333333" draw:fill-color="#cccccc" draw:textarea-horizontal-align="justify" draw:textarea-vertical-align="middle" draw:auto-grow-height="false" fo:min-height="0.05cm" fo:min-width="0cm"/>
    </style:style>
    <style:style style:name="gr13" style:family="graphic" style:parent-style-name="standard">
      <style:graphic-properties draw:fill="solid" draw:fill-color="#00cc33" draw:textarea-horizontal-align="justify" draw:textarea-vertical-align="middle" draw:auto-grow-height="false" fo:min-height="0.056cm" fo:min-width="0.412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0.056cm" fo:min-width="0.413cm"/>
    </style:style>
    <style:style style:name="gr15" style:family="graphic" style:parent-style-name="standard">
      <style:graphic-properties draw:fill="solid" draw:fill-color="#0000ff" draw:textarea-horizontal-align="justify" draw:textarea-vertical-align="middle" draw:auto-grow-height="false" fo:min-height="0.057cm" fo:min-width="0.412cm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0.057cm" fo:min-width="0.412cm"/>
    </style:style>
    <style:style style:name="gr17" style:family="graphic" style:parent-style-name="standard">
      <style:graphic-properties draw:fill="solid" draw:fill-color="#ff3333" draw:textarea-horizontal-align="justify" draw:textarea-vertical-align="middle" draw:auto-grow-height="false" fo:min-height="0.056cm" fo:min-width="0.412cm"/>
    </style:style>
    <style:style style:name="gr18" style:family="graphic" style:parent-style-name="standard">
      <style:graphic-properties draw:fill="solid" draw:fill-color="#ffcc00" draw:textarea-horizontal-align="justify" draw:textarea-vertical-align="middle" draw:auto-grow-height="false" fo:min-height="0.057cm" fo:min-width="0.412cm"/>
    </style:style>
    <style:style style:name="P1" style:family="paragraph">
      <loext:graphic-properties draw:fill="solid" draw:fill-color="#cc00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d32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solid" draw:fill-color="#00cc33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cccccc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solid" draw:fill-color="#0000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ff3333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="solid" draw:fill-color="#ffcc0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734cm" svg:height="4.6cm" svg:x="21.031cm" svg:y="8.1cm">
          <text:p/>
          <draw:enhanced-geometry svg:viewBox="0 0 21600 21600" draw:path-stretchpoint-x="10800" draw:path-stretchpoint-y="10800" draw:text-areas="?f3 ?f4 ?f5 ?f6" draw:type="round-rectangle" draw:modifiers="1441.545893719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9" draw:id="id9">
          <draw:custom-shape draw:style-name="gr2" draw:text-style-name="P2" draw:layer="layout" svg:width="0.327cm" svg:height="0.323cm" svg:x="21.111cm" svg:y="9.5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1.177cm" svg:y="9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" draw:id="id7">
          <draw:custom-shape draw:style-name="gr4" draw:text-style-name="P2" draw:layer="layout" svg:width="0.327cm" svg:height="0.324cm" svg:x="21.111cm" svg:y="9.9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1.177cm" svg:y="9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" draw:id="id5">
          <draw:custom-shape draw:style-name="gr2" draw:text-style-name="P2" draw:layer="layout" svg:width="0.327cm" svg:height="0.323cm" svg:x="21.111cm" svg:y="10.2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1.177cm" svg:y="10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custom-shape draw:style-name="gr2" draw:text-style-name="P2" draw:layer="layout" svg:width="0.327cm" svg:height="0.323cm" svg:x="21.111cm" svg:y="10.5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3cm" svg:x="21.177cm" svg:y="10.6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custom-shape draw:style-name="gr2" draw:text-style-name="P2" draw:layer="layout" svg:width="0.327cm" svg:height="0.323cm" svg:x="21.111cm" svg:y="10.9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3cm" svg:x="21.177cm" svg:y="11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4" draw:layer="layout" svg:width="17.378cm" svg:height="8.827cm" svg:x="0.3cm" svg:y="5.973cm">
          <draw:image xlink:href="Pictures/1000000000000335000001A1DB0DE697F5251B11.png" xlink:type="simple" xlink:show="embed" xlink:actuate="onLoad">
            <text:p/>
          </draw:image>
        </draw:frame>
        <draw:custom-shape draw:style-name="gr3" draw:text-style-name="P3" xml:id="id6" draw:id="id6" draw:layer="layout" svg:width="0.2cm" svg:height="0.2cm" svg:x="11.987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0.2cm" svg:height="0.2cm" svg:x="12.3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2cm" svg:height="0.2cm" svg:x="13.074cm" svg:y="13.0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0.2cm" svg:height="0.2cm" svg:x="12.474cm" svg:y="13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2cm" svg:height="0.2cm" svg:x="11.374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line-skew="-0.899cm 1.257cm" svg:x1="11.474cm" svg:y1="7.2cm" svg:x2="21.111cm" svg:y2="11.095cm" draw:start-shape="id1" draw:start-glue-point="4" draw:end-shape="id2" draw:end-glue-point="3" svg:d="M11474 7200v-1400h6126v5295h3511" svg:viewBox="0 0 9638 5296">
          <text:p/>
        </draw:connector>
        <draw:connector draw:style-name="gr7" draw:text-style-name="P5" draw:layer="layout" draw:line-skew="1.394cm -0.099cm" svg:x1="21.111cm" svg:y1="10.757cm" svg:x2="12.4cm" svg:y2="7.2cm" draw:start-shape="id3" draw:start-glue-point="3" draw:end-shape="id4" draw:end-glue-point="4" svg:d="M21111 10757h-2911v-4157h-5800v600" svg:viewBox="0 0 8712 4158">
          <text:p/>
        </draw:connector>
        <draw:connector draw:style-name="gr8" draw:text-style-name="P5" draw:layer="layout" draw:line-skew="1.251cm -0.499cm" svg:x1="21.111cm" svg:y1="10.417cm" svg:x2="12.087cm" svg:y2="7.2cm" draw:start-shape="id5" draw:start-glue-point="3" draw:end-shape="id6" draw:end-glue-point="4" svg:d="M21111 10417h-3211v-4217h-5813v1000" svg:viewBox="0 0 9025 4218">
          <text:p/>
        </draw:connector>
        <draw:connector draw:style-name="gr9" draw:text-style-name="P5" draw:layer="layout" draw:line-skew="0.107cm 1.344cm" svg:x1="21.111cm" svg:y1="10.079cm" svg:x2="13.174cm" svg:y2="13.261cm" draw:start-shape="id7" draw:start-glue-point="3" draw:end-shape="id8" draw:end-glue-point="8" svg:d="M21111 10079h-3811v5028h-4126v-1846" svg:viewBox="0 0 7938 5029">
          <text:p/>
        </draw:connector>
        <draw:connector draw:style-name="gr10" draw:text-style-name="P5" draw:layer="layout" draw:line-skew="0.125cm 1.043cm" svg:x1="21.111cm" svg:y1="9.739cm" svg:x2="12.574cm" svg:y2="13.252cm" draw:start-shape="id9" draw:start-glue-point="3" draw:end-shape="id10" draw:end-glue-point="8" svg:d="M21111 9739h-4093v5058h-4444v-1545" svg:viewBox="0 0 8538 5059">
          <text:p/>
        </draw:connector>
        <draw:g>
          <draw:custom-shape draw:style-name="gr2" draw:text-style-name="P2" draw:layer="layout" svg:width="0.327cm" svg:height="0.323cm" svg:x="25.373cm" svg:y="9.52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5.439cm" svg:y="9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0.327cm" svg:height="0.324cm" svg:x="25.373cm" svg:y="9.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5.439cm" svg:y="9.9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327cm" svg:height="0.323cm" svg:x="25.373cm" svg:y="10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5.439cm" svg:y="10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327cm" svg:height="0.323cm" svg:x="25.373cm" svg:y="10.5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3cm" svg:x="25.439cm" svg:y="10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327cm" svg:height="0.323cm" svg:x="25.373cm" svg:y="10.8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3cm" svg:x="25.439cm" svg:y="10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6" draw:layer="layout" svg:width="2.3cm" svg:height="1.438cm" svg:x="22.2cm" svg:y="9.662cm">
          <text:p text:style-name="P5"><text:span text:style-name="T1">MAX721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56.011118832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1cm" svg:height="0.3cm" svg:x="22.4cm" svg:y="9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2.6cm" svg:y="9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2.8cm" svg:y="9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3cm" svg:y="9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3.2cm" svg:y="9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3.4cm" svg:y="9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3.6cm" svg:y="9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3.8cm" svg:y="9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4cm" svg:y="9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4.2cm" svg:y="9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2.4cm" svg:y="11.0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2.6cm" svg:y="11.0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2.8cm" svg:y="11.0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3cm" svg:y="11.0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3.2cm" svg:y="11.0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3.4cm" svg:y="11.0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3.6cm" svg:y="11.0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3.8cm" svg:y="11.0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4cm" svg:y="11.0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cm" svg:height="0.3cm" svg:x="24.2cm" svg:y="11.0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944cm" svg:height="0.338cm" svg:x="21.523cm" svg:y="10.569cm">
          <text:p text:style-name="P5"><text:span text:style-name="T1">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0.945cm" svg:height="0.338cm" svg:x="21.509cm" svg:y="10.919cm">
          <text:p text:style-name="P5"><text:span text:style-name="T1">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0.944cm" svg:height="0.339cm" svg:x="21.523cm" svg:y="10.236cm">
          <text:p text:style-name="P5"><text:span text:style-name="T1">D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944cm" svg:height="0.339cm" svg:x="21.523cm" svg:y="9.903cm">
          <text:p text:style-name="P5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0.944cm" svg:height="0.338cm" svg:x="21.523cm" svg:y="9.571cm">
          <text:p text:style-name="P5"><text:span text:style-name="T1">V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0.944cm" svg:height="0.338cm" svg:x="24.285cm" svg:y="10.512cm">
          <text:p text:style-name="P5"><text:span text:style-name="T1">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0.945cm" svg:height="0.338cm" svg:x="24.271cm" svg:y="10.862cm">
          <text:p text:style-name="P5"><text:span text:style-name="T1">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944cm" svg:height="0.339cm" svg:x="24.285cm" svg:y="10.179cm">
          <text:p text:style-name="P5"><text:span text:style-name="T1">D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944cm" svg:height="0.339cm" svg:x="24.285cm" svg:y="9.846cm">
          <text:p text:style-name="P5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0.944cm" svg:height="0.338cm" svg:x="24.285cm" svg:y="9.514cm">
          <text:p text:style-name="P5"><text:span text:style-name="T1">V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327cm" svg:height="0.323cm" svg:x="21.473cm" svg:y="8.2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1.539cm" svg:y="8.3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0.327cm" svg:height="0.324cm" svg:x="21.773cm" svg:y="8.2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1.839cm" svg:y="8.3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327cm" svg:height="0.323cm" svg:x="24.673cm" svg:y="8.2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4.739cm" svg:y="8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0.327cm" svg:height="0.324cm" svg:x="24.973cm" svg:y="8.2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5.039cm" svg:y="8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327cm" svg:height="0.323cm" svg:x="24.673cm" svg:y="12.1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4.739cm" svg:y="12.2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0.327cm" svg:height="0.324cm" svg:x="24.973cm" svg:y="12.1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5.039cm" svg:y="12.2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327cm" svg:height="0.323cm" svg:x="21.473cm" svg:y="12.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1.539cm" svg:y="12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0.327cm" svg:height="0.324cm" svg:x="21.773cm" svg:y="12.1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1.839cm" svg:y="12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19:06:07.199000000</meta:creation-date>
    <dc:date>2016-10-07T15:37:02.227000000</dc:date>
    <meta:editing-duration>PT3H17M39S</meta:editing-duration>
    <meta:editing-cycles>3</meta:editing-cycles>
    <meta:generator>LibreOffice/5.1.2.2$Windows_x86 LibreOffice_project/d3bf12ecb743fc0d20e0be0c58ca359301eb705f</meta:generator>
    <meta:document-statistic meta:object-count="97"/>
  </office:meta>
</office:document-meta>
</file>